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text-properties officeooo:rsid="001c499a" officeooo:paragraph-rsid="001c499a"/>
    </style:style>
    <style:style style:name="P4" style:family="paragraph" style:parent-style-name="Text_20_body">
      <style:text-properties officeooo:rsid="001dc0ed" officeooo:paragraph-rsid="001dc0ed"/>
    </style:style>
    <style:style style:name="T1" style:family="text">
      <style:text-properties officeooo:rsid="001c499a"/>
    </style:style>
    <style:style style:name="T2" style:family="text">
      <style:text-properties officeooo:rsid="001dc0e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 Practice Exam #3 - Final A-Grade Prep</text:h>
      <text:p text:style-name="Text_20_body"><text:span text:style-name="Strong_20_Emphasis">Instructions:</text:span> This is your final practice exam! Focus on precision and completeness. You've got this! 🎯</text:p>
      <text:p text:style-name="Horizontal_20_Line"/>
      <text:h text:style-name="Heading_20_2" text:outline-level="2">Question 1</text:h>
      <text:p text:style-name="Text_20_body">What is the difference between an expression and a statement? Give two examples of each.</text:p>
      <text:p text:style-name="Text_20_body">- <text:span text:style-name="T1">an expression is calculating something such as x + 1</text:span></text:p>
      <text:p text:style-name="Text_20_body">- <text:span text:style-name="T1">a statement is performing an action such as x = 1</text:span></text:p>
      <text:p text:style-name="Horizontal_20_Line"/>
      <text:h text:style-name="Heading_20_2" text:outline-level="2">Question 2</text:h>
      <text:p text:style-name="Text_20_body">Which of the following are constant expressions? Explain why or why not:</text:p>
      <text:list xml:id="list4273308072" text:style-name="L1">
        <text:list-item>
          <text:p text:style-name="P2"><text:span text:style-name="Source_20_Text">5 + 3 * 2</text:span> </text:p>
        </text:list-item>
        <text:list-item>
          <text:p text:style-name="P2"><text:span text:style-name="Source_20_Text">x + 10</text:span> (where x is <text:span text:style-name="Source_20_Text">int x = 5</text:span>) </text:p>
        </text:list-item>
        <text:list-item>
          <text:p text:style-name="P2"><text:span text:style-name="Source_20_Text">const int y = 7; y * 2</text:span> </text:p>
        </text:list-item>
        <text:list-item>
          <text:p text:style-name="P1"><text:span text:style-name="Source_20_Text">vector.size()</text:span> </text:p>
        </text:list-item>
      </text:list>
      <text:p text:style-name="Text_20_body">- <text:span text:style-name="T1">the first is an example of a constant expression because it can be calculated before compiling, whereas the other examples are referencing variables, so the program must be compiled before calculating</text:span></text:p>
      <text:p text:style-name="Horizontal_20_Line"/>
      <text:h text:style-name="Heading_20_2" text:outline-level="2">Question 3</text:h>
      <text:p text:style-name="Text_20_body">Describe the complete 6-step process of how exceptions are thrown and caught.</text:p>
      <text:p text:style-name="P3">Exception occurs</text:p>
      <text:p text:style-name="P3">error is thrown</text:p>
      <text:p text:style-name="P3">stack trace unraveled </text:p>
      <text:p text:style-name="P3"/>
      <text:p text:style-name="Horizontal_20_Line"/>
      <text:h text:style-name="Heading_20_2" text:outline-level="2">Question 4</text:h>
      <text:p text:style-name="Text_20_body">Why is <text:span text:style-name="Source_20_Text">v[v.size()]</text:span> a range error with a vector <text:span text:style-name="Source_20_Text">v</text:span>? What could happen if you try to access this?</text:p>
      <text:p text:style-name="P3">It exceeds the bounds of the array. The array will start at 0 to v.size – 1, the value of v.size would be outside of the array</text:p>
      <text:p text:style-name="Horizontal_20_Line"/>
      <text:h text:style-name="Heading_20_2" text:outline-level="2"><text:soft-page-break/>Question 5</text:h>
      <text:p text:style-name="Text_20_body">How do you test if an input operation succeeded? Write complete code including error recovery.</text:p>
      <text:p text:style-name="P3">- if (x = 1) {cout &lt;&lt; “success”} {cout &lt;&lt; “unsuccessful”}</text:p>
      <text:p text:style-name="P3"/>
      <text:p text:style-name="Horizontal_20_Line"/>
      <text:h text:style-name="Heading_20_2" text:outline-level="2">Question 6</text:h>
      <text:p text:style-name="Text_20_body">Write the correct code to sort a vector called <text:span text:style-name="Source_20_Text">scores</text:span>.</text:p>
      <text:p text:style-name="P3">sort(scores)</text:p>
      <text:p text:style-name="Horizontal_20_Line"/>
      <text:h text:style-name="Heading_20_2" text:outline-level="2">Question 7</text:h>
      <text:p text:style-name="Text_20_body">What is an lvalue? Give three operators that require lvalues and explain why they need memory locations.</text:p>
      <text:p text:style-name="P3">++, --, and =. The value must exist for the operation to work</text:p>
      <text:p text:style-name="Horizontal_20_Line"/>
      <text:h text:style-name="Heading_20_2" text:outline-level="2">Question 8</text:h>
      <text:p text:style-name="Text_20_body">What are the four major types of programming errors? Give a specific example of each.</text:p>
      <text:p text:style-name="P3">Syntax, logic, linker, value type</text:p>
      <text:p text:style-name="Horizontal_20_Line"/>
      <text:h text:style-name="Heading_20_2" text:outline-level="2">Question 9</text:h>
      <text:p text:style-name="Text_20_body">What is the difference between <text:span text:style-name="Source_20_Text">#include &lt;iostream&gt;</text:span> and <text:span text:style-name="Source_20_Text">import std;</text:span>?</text:p>
      <text:p text:style-name="P3">Include is for header files and namespaces, while import is for modules and was implemented in c++ 20 and greater</text:p>
      <text:p text:style-name="Horizontal_20_Line"/>
      <text:h text:style-name="Heading_20_2" text:outline-level="2">Question 10</text:h>
      <text:p text:style-name="Text_20_body">When should you use a for-loop versus a while-loop? Give an example scenario for each.</text:p>
      <text:p text:style-name="P3">A for loop is when you know how many iterations are necessary, wheras a while loop is when the ending condition is knownn but not the number of iterations</text:p>
      <text:p text:style-name="Horizontal_20_Line"/>
      <text:h text:style-name="Heading_20_2" text:outline-level="2"><text:soft-page-break/>Question 11</text:h>
      <text:p text:style-name="Text_20_body">What is type safety? Why can conversion from double to int be problematic?</text:p>
      <text:p text:style-name="P3">Type safety is knowing that the program will process variables as expected due to their type. For example if we know x is of type int we can do math on it, it will never be a string. The conversion can be problematic as that is a narrowing conversion, we will lose data doing that since int does not accept decimal points.</text:p>
      <text:p text:style-name="Horizontal_20_Line"/>
      <text:h text:style-name="Heading_20_2" text:outline-level="2">Question 12</text:h>
      <text:p text:style-name="Text_20_body">Write a function that calculates factorial and includes both precondition and postcondition checks using <text:span text:style-name="Source_20_Text">assert()</text:span>.</text:p>
      <text:p text:style-name="Text_20_body">- <text:span text:style-name="T1">int test(0) {</text:span></text:p>
      <text:p text:style-name="P3">assert(x &gt; 0);</text:p>
      <text:p text:style-name="P3">sqrt(x);</text:p>
      <text:p text:style-name="P3">assert(x &gt; 0);</text:p>
      <text:p text:style-name="Horizontal_20_Line"/>
      <text:h text:style-name="Heading_20_2" text:outline-level="2">Question 13</text:h>
      <text:p text:style-name="Text_20_body">What does <text:span text:style-name="Source_20_Text">vector&lt;int&gt; numbers(50);</text:span> do?</text:p>
      <text:p text:style-name="P3">Creates a vector named numbers that can <text:span text:style-name="T2">hold</text:span> 50 int values </text:p>
      <text:p text:style-name="Horizontal_20_Line"/>
      <text:h text:style-name="Heading_20_2" text:outline-level="2">Question 14</text:h>
      <text:p text:style-name="Text_20_body">List the three requirements a programmer should keep in mind when expressing computations.</text:p>
      <text:p text:style-name="P4">Simplicity, correctness, organization</text:p>
      <text:p text:style-name="Horizontal_20_Line"/>
      <text:h text:style-name="Heading_20_2" text:outline-level="2">Question 15</text:h>
      <text:p text:style-name="Text_20_body">What is the difference between initialization and assignment? Show code examples.</text:p>
      <text:p text:style-name="P4">Initalization is creating the object, whereas assignment is giving that object a value. </text:p>
      <text:p text:style-name="P4">String test; is initialization</text:p>
      <text:p text:style-name="P4">test = “hello”; is assignment</text:p>
      <text:p text:style-name="Horizontal_20_Line"/>
      <text:h text:style-name="Heading_20_2" text:outline-level="2"><text:soft-page-break/>Question 16</text:h>
      <text:p text:style-name="Text_20_body">How do you use <text:span text:style-name="Source_20_Text">seed()</text:span> and <text:span text:style-name="Source_20_Text">random_int()</text:span>? Write code to generate a random number between 10 and 50.</text:p>
      <text:p text:style-name="P4">time(seed()); is how you use seed</text:p>
      <text:p text:style-name="P4">and random int is random_int(0, 50);</text:p>
      <text:p text:style-name="Horizontal_20_Line"/>
      <text:h text:style-name="Heading_20_2" text:outline-level="2">Question 17</text:h>
      <text:p text:style-name="Text_20_body">What makes vectors so useful? List four specific advantages.</text:p>
      <text:p text:style-name="P4">They are dynamic so they can grow and shrink by using the push_back() method.</text:p>
      <text:p text:style-name="Horizontal_20_Line"/>
      <text:h text:style-name="Heading_20_2" text:outline-level="2">Question 18</text:h>
      <text:p text:style-name="Text_20_body">What operations can you perform on integers that you cannot perform on strings?</text:p>
      <text:p text:style-name="P4">You can do math on integers, whereas you can only concatenating strings using + but you cannot do math</text:p>
      <text:p text:style-name="Horizontal_20_Line"/>
      <text:h text:style-name="Heading_20_2" text:outline-level="2">Question 19</text:h>
      <text:p text:style-name="Text_20_body">What is a magic constant? Show an example and how to fix it with a symbolic constant.</text:p>
      <text:p text:style-name="P4">A magic constant is a number placed in a program with no explanation as to what it represents, it is like seeing 3.14 in the program, we can assume its pi but we don’t know for sure. Instead its better to make a constant variable named pi as 3.14 so that we know the meaning of the number explicitly</text:p>
      <text:p text:style-name="Horizontal_20_Line"/>
      <text:h text:style-name="Heading_20_2" text:outline-level="2">Question 20</text:h>
      <text:p text:style-name="Text_20_body">In a for-loop <text:span text:style-name="Source_20_Text">for(int i = 0; i &lt; 10; ++i)</text:span>, what is the function of each part and in what order are they executed?</text:p>
      <text:p text:style-name="P4">The int = 0; tells us we will start iterating at 0, I &lt; 10 tells us we will stop iterating after we have iterated 10 times through the loop, ++i tells us we will add 1 to the count everytime we iterate through the loop</text:p>
      <text:p text:style-name="Horizontal_20_Line"/>
      <text:h text:style-name="Heading_20_2" text:outline-level="2">Question 21</text:h>
      <text:p text:style-name="Text_20_body">When is throwing an exception better than returning an error value? When is the opposite true?</text:p>
      <text:p text:style-name="P4"><text:soft-page-break/>We should throw an exception when we run into an unexpected or exceptional error that we need to further examine. If the error might be expected such as bad data or something along those lines, we do not need the program to terminate, we simply just need to log that there was an error and continue processing the data</text:p>
      <text:p text:style-name="Horizontal_20_Line"/>
      <text:h text:style-name="Heading_20_2" text:outline-level="2">Question 22</text:h>
      <text:p text:style-name="Text_20_body">What are three scenarios where you would use the <text:span text:style-name="Source_20_Text">auto</text:span> keyword?</text:p>
      <text:p text:style-name="P4">For instances where we want the compiler to auto determine the value type, such as </text:p>
      <text:p text:style-name="P4">auto x = 1; </text:p>
      <text:p text:style-name="P4">the type assigned to x will be auto, this can be helpful for when it is hard to determine what the typep might be, such as a linked list</text:p>
      <text:p text:style-name="Horizontal_20_Line"/>
      <text:h text:style-name="Heading_20_2" text:outline-level="2">Question 23</text:h>
      <text:p text:style-name="Text_20_body">What is string concatenation and how do you do it in C++?</text:p>
      <text:p text:style-name="P4">you could do it like </text:p>
      <text:p text:style-name="P4">string word1 = ‘abc’;</text:p>
      <text:p text:style-name="P4">string word2 = ‘def’;</text:p>
      <text:p text:style-name="P4">cout &lt;&lt; word1 + word2 &lt;&lt; ‘\n’;</text:p>
      <text:p text:style-name="Horizontal_20_Line"/>
      <text:h text:style-name="Heading_20_2" text:outline-level="2">Question 24</text:h>
      <text:p text:style-name="Text_20_body">Why do we hate debugging? List three reasons.</text:p>
      <text:p text:style-name="P4">It is complicated, time consuming, and difficult</text:p>
      <text:p text:style-name="Horizontal_20_Line"/>
      <text:h text:style-name="Heading_20_2" text:outline-level="2">Question 25</text:h>
      <text:p text:style-name="Text_20_body">What is the purpose of the compiler and what is the purpose of the linker?</text:p>
      <text:p text:style-name="P4">The compiler translates human readable c++ into machine code that is easier for the machine to read, the linker will link the code files such as the source code, header, and modules together into one executable, </text:p>
      <text:p text:style-name="Horizontal_20_Line"/>
      <text:p text:style-name="Text_20_body"><text:span text:style-name="Strong_20_Emphasis">This is it - your final prep before the real exam! Take your time and show everything you've learned. You're ready for that A! 🌟</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9T17:58:37.550423551</meta:creation-date>
    <dc:date>2025-06-09T18:18:45.153947290</dc:date>
    <meta:editing-duration>PT8M16S</meta:editing-duration>
    <meta:editing-cycles>2</meta:editing-cycles>
    <meta:generator>LibreOffice/7.3.7.2$Linux_X86_64 LibreOffice_project/30$Build-2</meta:generator>
    <meta:document-statistic meta:table-count="0" meta:image-count="0" meta:object-count="0" meta:page-count="5" meta:paragraph-count="96" meta:word-count="1066" meta:character-count="5802" meta:non-whitespace-character-count="4825"/>
  </office:meta>
</office:document-meta>
</file>